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72H35M00S" calcext:value-type="time">
            <text:p>72:3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0]-[.C4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1]-[.C4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2]-[.C4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3]-[.C4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4]-[.C4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5]-[.C4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/00/0000</text:date>, <text:time style:data-style-name="N2" text:time-value="0000-00-00T00:00:01.863142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16T18:17:23.377870317</dc:date>
    <dc:creator>Tamino Hartmann</dc:creator>
    <meta:editing-duration>PT25M6S</meta:editing-duration>
    <meta:editing-cycles>54</meta:editing-cycles>
    <meta:generator>LibreOffice/4.1.1.2$Linux_X86_64 LibreOffice_project/410m0$Build-2</meta:generator>
    <meta:document-statistic meta:table-count="3" meta:cell-count="253" meta:object-count="0"/>
  </office:meta>
</office:document-meta>
</file>